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4.292cm" fo:min-width="23.417cm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fill-color="#ffff00" draw:textarea-horizontal-align="center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fo:font-family="Courier" style:font-family-generic="modern" style:font-pitch="fixed" fo:font-size="13pt" style:font-family-asian="Courier" style:font-family-generic-asian="modern" style:font-pitch-asian="fixed" style:font-size-asian="13pt" style:font-family-complex="Courier" style:font-family-generic-complex="modern" style:font-pitch-complex="fixed" style:font-size-complex="13pt"/>
    </style:style>
    <style:style style:name="P3" style:family="paragraph">
      <style:paragraph-properties fo:text-align="center"/>
      <style:text-properties fo:font-family="'Courier New'" style:font-style-name="Regular" style:font-family-generic="modern" style:font-pitch="variable" fo:font-size="14pt" style:font-size-asian="18pt" style:font-size-complex="18pt"/>
    </style:style>
    <style:style style:name="P4" style:family="paragraph">
      <style:paragraph-properties fo:text-align="center" style:text-autospace="none"/>
      <style:text-properties fo:font-family="Courier" style:font-family-generic="modern" style:font-pitch="fixed" fo:font-size="13pt" style:font-family-asian="Courier" style:font-family-generic-asian="modern" style:font-pitch-asian="fixed" style:font-size-asian="13pt" style:font-family-complex="Courier" style:font-family-generic-complex="modern" style:font-pitch-complex="fixed" style:font-size-complex="7.40000009536743pt"/>
    </style:style>
    <style:style style:name="T1" style:family="text">
      <style:text-properties fo:font-family="Courier" style:font-family-generic="modern" style:font-pitch="fixed" fo:font-size="13pt" style:font-family-asian="Courier" style:font-family-generic-asian="modern" style:font-pitch-asian="fixed" style:font-size-asian="13pt" style:font-family-complex="Courier" style:font-family-generic-complex="modern" style:font-pitch-complex="fixed" style:font-size-complex="13pt"/>
    </style:style>
    <style:style style:name="T2" style:family="text">
      <style:text-properties fo:font-family="Courier" style:font-family-generic="modern" style:font-pitch="fixed" fo:font-size="13pt" style:font-size-asian="13pt" style:font-size-complex="13pt"/>
    </style:style>
    <style:style style:name="T3" style:family="text">
      <style:text-properties style:use-window-font-color="true" style:text-outline="false" style:text-line-through-style="none" fo:font-family="Courier" style:font-family-generic="modern" style:font-pitch="fixed" fo:font-size="13pt" fo:font-style="normal" fo:text-shadow="none" style:text-underline-style="none" fo:font-weight="normal" style:letter-kerning="true" style:font-family-asian="Courier" style:font-family-generic-asian="modern" style:font-pitch-asian="fixed" style:font-size-asian="13pt" style:font-style-asian="normal" style:font-weight-asian="normal" style:font-family-complex="Courier" style:font-family-generic-complex="modern" style:font-pitch-complex="fixed" style:font-size-complex="7.4000000953674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3.917cm" svg:height="14.542cm" svg:x="0.272cm" svg:y="0.427cm">
          <draw:text-box>
            <text:p text:style-name="P1"><text:span text:style-name="T1">/* Line 3 */ <text:s text:c="2"/>main()</text:span></text:p>
            <text:p text:style-name="P1"><text:span text:style-name="T1">/* Line 4 */ <text:s text:c="2"/>{</text:span></text:p>
            <text:p text:style-name="P1"><text:span text:style-name="T1">/* Line 5 */ <text:s text:c="4"/>int i, array[10];</text:span></text:p>
            <text:p text:style-name="P1"><text:span text:style-name="T1">/* Line 6 */ <text:s text:c="4"/>int *ip, *a1;</text:span></text:p>
            <text:p text:style-name="P1"><text:span text:style-name="T1">/* Line 7 */ <text:s text:c="4"/>int **ipp;</text:span></text:p>
            <text:p text:style-name="P1"><text:span text:style-name="T1">/* Line 8 */ <text:s/></text:span></text:p>
            <text:p text:style-name="P1"><text:span text:style-name="T1">/* Line 9 */ <text:s text:c="4"/>ip = &amp;i;</text:span></text:p>
            <text:p text:style-name="P1"><text:span text:style-name="T1">/* Line 10 */ <text:s text:c="3"/>ipp = &amp;ip;</text:span></text:p>
            <text:p text:style-name="P1"><text:span text:style-name="T1">/* Line 11 */ <text:s text:c="3"/>a1 = &amp;(array[1]);</text:span></text:p>
            <text:p text:style-name="P1"><text:span text:style-name="T1">/* Line 12 */ <text:s/></text:span></text:p>
            <text:p text:style-name="P1"><text:span text:style-name="T1">/* Line 13 */ <text:s text:c="3"/>for (i = 0; i &lt; 10; i++) array[i] = i;</text:span></text:p>
            <text:p text:style-name="P1"><text:span text:style-name="T1">/* Line 14 */ <text:s/></text:span></text:p>
            <text:p text:style-name="P1"><text:span text:style-name="T1">/* Line 15 */ <text:s text:c="3"/>i = 11;</text:span></text:p>
            <text:p text:style-name="P1"><text:span text:style-name="T1">/* Line 16 */ <text:s/></text:span></text:p>
            <text:p text:style-name="P1"><text:span text:style-name="T1">/* Line 17 */ <text:s text:c="3"/>printf("ip: 0x%lx, &amp;ip: 0x%lx, array: 0x%lx\n", ip, &amp;ip, array);</text:span></text:p>
            <text:p text:style-name="P1"><text:span text:style-name="T1">/* Line 18 */ <text:s text:c="3"/>printf("\n");</text:span></text:p>
            <text:p text:style-name="P1"><text:span text:style-name="T1">/* Line 19 */ <text:s text:c="3"/></text:span></text:p>
            <text:p text:style-name="P1"><text:span text:style-name="T1">/* Line 20 */ <text:s/></text:span></text:p>
            <text:p text:style-name="P1"><text:span text:style-name="T1">/* Line 21 */ <text:s text:c="3"/>printf("&amp;i: 0x%lx\n", &amp;i);</text:span></text:p>
            <text:p text:style-name="P1"><text:span text:style-name="T1">/* Line 22 */ <text:s text:c="3"/>printf("ipp: 0x%lx, *ipp: 0x%lx, **ipp: 0x%lx\n", ipp, *ipp, **ipp);</text:span></text:p>
            <text:p text:style-name="P1"><text:span text:style-name="T1">/* Line 23 */ <text:s text:c="3"/>printf("\n");</text:span></text:p>
            <text:p text:style-name="P1"><text:span text:style-name="T1">/* Line 24 */ <text:s text:c="3"/>printf("a1: 0x%lx, *a1: 0x%lx\n", a1, *a1);</text:span></text:p>
            <text:p text:style-name="P1"><text:span text:style-name="T1">/* Line 25 */ <text:s/></text:span></text:p>
            <text:p text:style-name="P1"><text:span text:style-name="T1">/* Line 26 */ <text:s text:c="3"/>a1 += 4;</text:span></text:p>
            <text:p text:style-name="P1"><text:span text:style-name="T1">/* Line 27 */ <text:s text:c="3"/>*a1 = 500;</text:span></text:p>
            <text:p text:style-name="P1"><text:span text:style-name="T1">/* Line 28 */ <text:s text:c="3"/></text:span></text:p>
            <text:p text:style-name="P1"><text:span text:style-name="T1">/* Line 29 */ <text:s text:c="3"/>for (i = 0; i &lt; 10; i++) {</text:span></text:p>
            <text:p text:style-name="P1"><text:span text:style-name="T1">/* Line 30 */ <text:s text:c="7"/>printf("%d ", array[i]);</text:span></text:p>
            <text:p text:style-name="P1"><text:span text:style-name="T1">/* Line 31 */ <text:s text:c="3"/>}</text:span></text:p>
            <text:p text:style-name="P1"><text:span text:style-name="T1">/* Line 32 */ <text:s text:c="3"/>printf("\n");</text:span></text:p>
            <text:p><text:span text:style-name="T2">/* Line 33 */ <text:s/>}</text:span></text:p>
          </draw:text-box>
        </draw:frame>
        <draw:rect draw:style-name="gr2" draw:text-style-name="P3" draw:layer="layout" svg:width="6.35cm" svg:height="0.635cm" svg:x="3.81cm" svg:y="15.875cm">
          <text:p/>
        </draw:rect>
        <draw:rect draw:style-name="gr3" draw:text-style-name="P4" draw:layer="layout" svg:width="3.175cm" svg:height="0.635cm" svg:x="0.635cm" svg:y="15.875cm">
          <text:p text:style-name="P1"><text:span text:style-name="T3">0xeffff9cc</text:span></text:p>
        </draw:rect>
        <draw:rect draw:style-name="gr2" draw:text-style-name="P3" draw:layer="layout" svg:width="6.35cm" svg:height="0.635cm" svg:x="3.81cm" svg:y="16.51cm">
          <text:p/>
        </draw:rect>
        <draw:rect draw:style-name="gr3" draw:text-style-name="P4" draw:layer="layout" svg:width="3.175cm" svg:height="0.635cm" svg:x="0.635cm" svg:y="16.51cm">
          <text:p text:style-name="P1"><text:span text:style-name="T3">0xeffff9d0</text:span></text:p>
        </draw:rect>
        <draw:rect draw:style-name="gr2" draw:text-style-name="P3" draw:layer="layout" svg:width="6.35cm" svg:height="0.635cm" svg:x="3.81cm" svg:y="17.145cm">
          <text:p/>
        </draw:rect>
        <draw:rect draw:style-name="gr3" draw:text-style-name="P4" draw:layer="layout" svg:width="3.175cm" svg:height="0.635cm" svg:x="0.635cm" svg:y="17.145cm">
          <text:p text:style-name="P1"><text:span text:style-name="T3">0xeffff9d4</text:span></text:p>
        </draw:rect>
        <draw:rect draw:style-name="gr2" draw:text-style-name="P3" draw:layer="layout" svg:width="6.35cm" svg:height="0.635cm" svg:x="3.81cm" svg:y="17.78cm">
          <text:p/>
        </draw:rect>
        <draw:rect draw:style-name="gr3" draw:text-style-name="P4" draw:layer="layout" svg:width="3.175cm" svg:height="0.635cm" svg:x="0.635cm" svg:y="17.78cm">
          <text:p text:style-name="P1"><text:span text:style-name="T3">0xeffff9d8</text:span></text:p>
        </draw:rect>
        <draw:rect draw:style-name="gr2" draw:text-style-name="P3" draw:layer="layout" svg:width="6.35cm" svg:height="0.635cm" svg:x="3.81cm" svg:y="18.415cm">
          <text:p/>
        </draw:rect>
        <draw:rect draw:style-name="gr3" draw:text-style-name="P4" draw:layer="layout" svg:width="3.175cm" svg:height="0.635cm" svg:x="0.635cm" svg:y="18.415cm">
          <text:p text:style-name="P1"><text:span text:style-name="T3">0xeffff9dc</text:span></text:p>
        </draw:rect>
        <draw:rect draw:style-name="gr2" draw:text-style-name="P3" draw:layer="layout" svg:width="6.35cm" svg:height="0.635cm" svg:x="3.81cm" svg:y="19.05cm">
          <text:p/>
        </draw:rect>
        <draw:rect draw:style-name="gr3" draw:text-style-name="P4" draw:layer="layout" svg:width="3.175cm" svg:height="0.635cm" svg:x="0.635cm" svg:y="19.05cm">
          <text:p text:style-name="P1"><text:span text:style-name="T3">0xeffff9e0</text:span></text:p>
        </draw:rect>
        <draw:rect draw:style-name="gr2" draw:text-style-name="P3" draw:layer="layout" svg:width="6.35cm" svg:height="0.635cm" svg:x="3.81cm" svg:y="19.685cm">
          <text:p/>
        </draw:rect>
        <draw:rect draw:style-name="gr3" draw:text-style-name="P4" draw:layer="layout" svg:width="3.175cm" svg:height="0.635cm" svg:x="0.635cm" svg:y="19.685cm">
          <text:p text:style-name="P1"><text:span text:style-name="T3">0xeffff9e4</text:span></text:p>
        </draw:rect>
        <draw:rect draw:style-name="gr2" draw:text-style-name="P3" draw:layer="layout" svg:width="6.35cm" svg:height="0.635cm" svg:x="17.78cm" svg:y="15.875cm">
          <text:p/>
        </draw:rect>
        <draw:rect draw:style-name="gr3" draw:text-style-name="P4" draw:layer="layout" svg:width="3.175cm" svg:height="0.635cm" svg:x="14.605cm" svg:y="15.875cm">
          <text:p text:style-name="P1"><text:span text:style-name="T3">0xeffff9e8</text:span></text:p>
        </draw:rect>
        <draw:rect draw:style-name="gr2" draw:text-style-name="P3" draw:layer="layout" svg:width="6.35cm" svg:height="0.635cm" svg:x="17.78cm" svg:y="16.51cm">
          <text:p/>
        </draw:rect>
        <draw:rect draw:style-name="gr3" draw:text-style-name="P4" draw:layer="layout" svg:width="3.175cm" svg:height="0.635cm" svg:x="14.605cm" svg:y="16.51cm">
          <text:p text:style-name="P1"><text:span text:style-name="T3">0xeffff9ec</text:span></text:p>
        </draw:rect>
        <draw:rect draw:style-name="gr2" draw:text-style-name="P3" draw:layer="layout" svg:width="6.35cm" svg:height="0.635cm" svg:x="17.78cm" svg:y="17.145cm">
          <text:p/>
        </draw:rect>
        <draw:rect draw:style-name="gr3" draw:text-style-name="P4" draw:layer="layout" svg:width="3.175cm" svg:height="0.635cm" svg:x="14.605cm" svg:y="17.145cm">
          <text:p text:style-name="P1"><text:span text:style-name="T3">0xeffff9f0</text:span></text:p>
        </draw:rect>
        <draw:rect draw:style-name="gr2" draw:text-style-name="P3" draw:layer="layout" svg:width="6.35cm" svg:height="0.635cm" svg:x="17.78cm" svg:y="17.78cm">
          <text:p/>
        </draw:rect>
        <draw:rect draw:style-name="gr3" draw:text-style-name="P4" draw:layer="layout" svg:width="3.175cm" svg:height="0.635cm" svg:x="14.605cm" svg:y="17.78cm">
          <text:p text:style-name="P1"><text:span text:style-name="T3">0xeffff9f4</text:span></text:p>
        </draw:rect>
        <draw:rect draw:style-name="gr2" draw:text-style-name="P3" draw:layer="layout" svg:width="6.35cm" svg:height="0.635cm" svg:x="17.78cm" svg:y="18.415cm">
          <text:p/>
        </draw:rect>
        <draw:rect draw:style-name="gr3" draw:text-style-name="P4" draw:layer="layout" svg:width="3.175cm" svg:height="0.635cm" svg:x="14.605cm" svg:y="18.415cm">
          <text:p text:style-name="P1"><text:span text:style-name="T3">0xeffff9f8</text:span></text:p>
        </draw:rect>
        <draw:rect draw:style-name="gr4" draw:text-style-name="P3" draw:layer="layout" svg:width="6.35cm" svg:height="0.635cm" svg:x="17.78cm" svg:y="19.05cm">
          <text:p text:style-name="P3"/>
        </draw:rect>
        <draw:rect draw:style-name="gr3" draw:text-style-name="P4" draw:layer="layout" svg:width="3.175cm" svg:height="0.635cm" svg:x="14.605cm" svg:y="19.05cm">
          <text:p text:style-name="P1"><text:span text:style-name="T3">0xeffff9fc</text:span></text:p>
        </draw:rect>
        <draw:rect draw:style-name="gr2" draw:text-style-name="P3" draw:layer="layout" svg:width="6.35cm" svg:height="0.635cm" svg:x="17.78cm" svg:y="19.685cm">
          <text:p/>
        </draw:rect>
        <draw:rect draw:style-name="gr3" draw:text-style-name="P4" draw:layer="layout" svg:width="3.175cm" svg:height="0.635cm" svg:x="14.605cm" svg:y="19.685cm">
          <text:p text:style-name="P1"><text:span text:style-name="T3">0xeffffa00</text:span></text:p>
        </draw:rect>
        <draw:rect draw:style-name="gr5" draw:text-style-name="P4" draw:layer="layout" svg:width="14.914cm" svg:height="1.398cm" svg:x="11.019cm" svg:y="2.871cm">
          <text:p text:style-name="P1"><text:span text:style-name="T3">First line of output:</text:span></text:p>
          <text:p text:style-name="P1"><text:span text:style-name="T3">ip: 0xeffff9fc, &amp;ip: 0xeffff9cc, array: 0xeffff9d0</text:span></text:p>
        </draw:rect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Plank</meta:initial-creator>
    <meta:creation-date>2013-01-16T11:32:03</meta:creation-date>
    <dc:date>2021-01-25T12:17:34</dc:date>
    <dc:creator>James Plank</dc:creator>
    <meta:editing-duration>PT11M12S</meta:editing-duration>
    <meta:editing-cycles>3</meta:editing-cycles>
    <meta:generator>OpenOffice/4.1.5$Unix OpenOffice.org_project/415m1$Build-9789</meta:generator>
    <meta:document-statistic meta:object-count="53"/>
  </office:meta>
</office:document-meta>
</file>